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in" loext:contextual-spacing="false" fo:text-align="justify" style:justify-single-word="false"/>
      <style:text-properties style:font-name="Georgia" officeooo:rsid="000b4a96" officeooo:paragraph-rsid="000b4a96"/>
    </style:style>
    <style:style style:name="P2" style:family="paragraph" style:parent-style-name="Standard">
      <style:paragraph-properties fo:margin-top="0in" fo:margin-bottom="0in" loext:contextual-spacing="false" fo:text-align="justify" style:justify-single-word="false"/>
      <style:text-properties style:font-name="Georgia" fo:font-weight="bold" officeooo:rsid="000d3c5f" officeooo:paragraph-rsid="000d3c5f" style:font-weight-asian="bold" style:font-weight-complex="bold"/>
    </style:style>
    <style:style style:name="P3" style:family="paragraph" style:parent-style-name="Standard">
      <style:paragraph-properties fo:margin-top="0in" fo:margin-bottom="0in" loext:contextual-spacing="false" fo:text-align="justify" style:justify-single-word="false"/>
      <style:text-properties style:font-name="Georgia" officeooo:rsid="000d3c5f" officeooo:paragraph-rsid="000d3c5f"/>
    </style:style>
    <style:style style:name="P4" style:family="paragraph" style:parent-style-name="Standard">
      <style:paragraph-properties fo:margin-top="0in" fo:margin-bottom="0in" loext:contextual-spacing="false" fo:text-align="justify" style:justify-single-word="false"/>
      <style:text-properties style:font-name="Georgia" officeooo:paragraph-rsid="000d3c5f"/>
    </style:style>
    <style:style style:name="P5" style:family="paragraph" style:parent-style-name="Standard" style:master-page-name="Standard">
      <style:paragraph-properties fo:margin-top="0in" fo:margin-bottom="0in" loext:contextual-spacing="false" fo:text-align="justify" style:justify-single-word="false" style:page-number="auto"/>
      <style:text-properties style:font-name="Georgia" fo:font-weight="bold" officeooo:rsid="000b4a96" officeooo:paragraph-rsid="000b4a96" style:font-weight-asian="bold" style:font-weight-complex="bold"/>
    </style:style>
    <style:style style:name="T1" style:family="text">
      <style:text-properties officeooo:rsid="000e2f0a"/>
    </style:style>
    <style:style style:name="T2" style:family="text">
      <style:text-properties officeooo:rsid="000f0f14"/>
    </style:style>
    <style:style style:name="T3" style:family="text">
      <style:text-properties officeooo:rsid="000f1fa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Grasping At Straws</text:p>
      <text:p text:style-name="P1"><text:s text:c="5"/>You’re sitting in a rundown diner waiting for <text:s/>your waitress to recognize your presence. The meat loaf looks pretty tasty in the picture, but you’re just not quite certain that’s what you want.</text:p>
      <text:p text:style-name="P1"><text:s text:c="5"/>That’s when she appears, the waitress. She must be in her early twenties, ripe for the picking. She has red hair and blue eyes with freckles running down both her arms. Her name is Amy.</text:p>
      <text:p text:style-name="P1"><text:s text:c="5"/>Amy has average knockers. They’d do in a pinch. Which is exactly what you want to do with them, pinch them as you have her bent over the desert counter.</text:p>
      <text:p text:style-name="P1"><text:s text:c="5"/>She smiles at you a gorgeous smile. What’ll it be mister? No the steak is only available on Friday’s. Yes the prime rib too.</text:p>
      <text:p text:style-name="P1"><text:s text:c="5"/>You banter back and forth over how much the pie is and how it tastes. You put some innuendo in there seeing if she catches on. She doesn’t.</text:p>
      <text:p text:style-name="P1"><text:s text:c="5"/>Finally you order a piece of cherry pie and a glass of milk. Nothing better than a piece of cherry pie you think.</text:p>
      <text:p text:style-name="P1"/>
      <text:p text:style-name="P2">Orgasm</text:p>
      <text:p text:style-name="P3"><text:s text:c="5"/>The orgasm is an interesting concept. Men can reach it rather quickly, women on the other hand need a bit of their mind into it before anything can actually happen.</text:p>
      <text:p text:style-name="P3"><text:s text:c="5"/>You have Amy bent over a counter face down. Her tits rubbing against the cold surface. Her ass bouncing as you fuck her. Spanking her over and over again hoping she’ll let out a loud moan, loud enough for the owners sleeping upstairs to come down to find out what the commotion is.</text:p>
      <text:p text:style-name="P3"><text:s text:c="5"/>That doesn’t happen of course.</text:p>
      <text:p text:style-name="P3"><text:soft-page-break/><text:s text:c="5"/><text:span text:style-name="T1">Soon you’re about to cum. You’re gripping her hips hard as you thrust into her.</text:span></text:p>
      <text:p text:style-name="P4"><text:s text:c="5"/><text:span text:style-name="T1">Amy is moaning gently. </text:span><text:span text:style-name="T2">She is not ready to cum. </text:span><text:span text:style-name="T3">But that doesn’t matter she says. As long as you’re ready, that’s good enough for her.</text:span></text:p>
      <text:p text:style-name="P3"><text:s text:c="5"/><text:span text:style-name="T3">You shoot your load all over her bare back. She cringes at the thought of having to clean up afterwards, but is glad you didn’t cum inside her. The last thing she wants is a baby to look after.</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false"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fo:hyphenation-ladder-count="no-limit" style:writing-mode="lr-tb"/>
      <style:text-properties fo:color="#00000a" style:font-name="Calibri" fo:font-family="Calibri" style:font-family-generic="roman" style:font-pitch="variable" fo:font-size="11pt" fo:language="en" fo:country="US" style:font-name-asian="SimSun" style:font-family-asian="SimSun" style:font-family-generic-asian="system" style:font-pitch-asian="variable" style:font-size-asian="11pt" style:language-asian="en" style:country-asian="US" style:font-name-complex="Calibri1" style:font-family-complex="Calibri" style:font-family-generic-complex="system" style:font-pitch-complex="variable" style:font-size-complex="11pt" style:language-complex="ar" style:country-complex="SA"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Arial" fo:font-family="Arial" style:font-family-generic="roman"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fo:line-height="120%"/>
    </style:style>
    <style:style style:name="List" style:family="paragraph" style:parent-style-name="Text_20_body" style:default-outline-level="" style:class="list">
      <style:text-properties style:font-name-complex="Mangal" style:font-family-complex="Mangal"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Mangal" style:font-family-complex="Mangal"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Mangal" style:font-family-complex="Mangal" style:font-family-generic-complex="system" style:font-pitch-complex="variabl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2-10-22T16:39:00</meta:creation-date>
    <meta:initial-creator>kyle</meta:initial-creator>
    <dc:language>en-US</dc:language>
    <dc:date>2022-08-31T20:15:24.126819132</dc:date>
    <meta:editing-cycles>10</meta:editing-cycles>
    <meta:editing-duration>PT26M2S</meta:editing-duration>
    <meta:generator>LibreOffice/6.4.7.2$Linux_X86_64 LibreOffice_project/40$Build-2</meta:generator>
    <meta:document-statistic meta:table-count="0" meta:image-count="0" meta:object-count="0" meta:page-count="2" meta:paragraph-count="14" meta:word-count="345" meta:character-count="1871" meta:non-whitespace-character-count="1479"/>
    <meta:template xlink:type="simple" xlink:actuate="onRequest" xlink:title="Normal.dotm" xlink:href=""/>
  </office:meta>
</office:document-meta>
</file>